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"/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7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1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94.5093078" calcext:value-type="float">
            <text:p>994,5093078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18.1610105" calcext:value-type="float">
            <text:p>1018,161010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34.387028371325" calcext:value-type="float">
            <text:p>134,387028371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94.5093078" calcext:value-type="float">
            <text:p>994,5093078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/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8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27.5286987" calcext:value-type="float">
            <text:p>1027,5286987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05.4813965" calcext:value-type="float">
            <text:p>1005,4813965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7.1640625" calcext:value-type="float">
            <text:p>1057,164062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979.2619935" calcext:value-type="float">
            <text:p>979,261993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97.5106456476656" calcext:value-type="float">
            <text:p>97,5106456477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33.198762100266" calcext:value-type="float">
            <text:p>133,1987621003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16.5050476" calcext:value-type="float">
            <text:p>1016,5050476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959.6028746" calcext:value-type="float">
            <text:p>959,6028746</text:p>
          </table:table-cell>
          <table:table-cell table:style-name="ce1" table:formula="of:=AVERAGE([C3.C5:.C34])" office:value-type="float" office:value="0" calcext:value-type="float">
            <text:p>0</text:p>
          </table:table-cell>
          <table:table-cell table:style-name="ce15" table:formula="of:=AVERAGE([C3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975.5924133" calcext:value-type="float">
            <text:p>975,5924133</text:p>
          </table:table-cell>
          <table:table-cell table:style-name="ce1" table:formula="of:=AVERAGE([C3.G5:.G34])" office:value-type="float" office:value="0" calcext:value-type="float">
            <text:p>0</text:p>
          </table:table-cell>
          <table:table-cell table:style-name="ce15" table:formula="of:=AVERAGE([C3.H5:.H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951.7779052" calcext:value-type="float">
            <text:p>951,7779052</text:p>
          </table:table-cell>
          <table:table-cell table:style-name="ce1" table:formula="of:=AVERAGE([C3.K5:.K34])" office:value-type="float" office:value="0" calcext:value-type="float">
            <text:p>0</text:p>
          </table:table-cell>
          <table:table-cell table:style-name="ce15" table:formula="of:=AVERAGE([C3.L5:.L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974.2624815" calcext:value-type="float">
            <text:p>974,2624815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946.0065305" calcext:value-type="float">
            <text:p>946,006530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939.9689635" calcext:value-type="float">
            <text:p>939,9689635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106.725298377542" calcext:value-type="float">
            <text:p>106,7252983775</text:p>
          </table:table-cell>
          <table:table-cell table:style-name="ce11" table:formula="of:=STDEV([C3.C5:.C34])" office:value-type="float" office:value="0" calcext:value-type="float">
            <text:p>0</text:p>
          </table:table-cell>
          <table:table-cell table:style-name="ce16" table:formula="of:=STDEV([C3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102.704353298965" calcext:value-type="float">
            <text:p>102,704353299</text:p>
          </table:table-cell>
          <table:table-cell table:style-name="ce11" table:formula="of:=STDEV([C3.G5:.G34])" office:value-type="float" office:value="0" calcext:value-type="float">
            <text:p>0</text:p>
          </table:table-cell>
          <table:table-cell table:style-name="ce16" table:formula="of:=STDEV([C3.H5:.H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126.038063648521" calcext:value-type="float">
            <text:p>126,0380636485</text:p>
          </table:table-cell>
          <table:table-cell table:style-name="ce11" table:formula="of:=STDEV([C3.K5:.K34])" office:value-type="float" office:value="0" calcext:value-type="float">
            <text:p>0</text:p>
          </table:table-cell>
          <table:table-cell table:style-name="ce16" table:formula="of:=STDEV([C3.L5:.L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962.3243977" calcext:value-type="float">
            <text:p>962,3243977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" calcext:value-type="float">
            <text:p>0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0" calcext:value-type="float">
            <text:p>0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929.124408" calcext:value-type="float">
            <text:p>929,124408</text:p>
          </table:table-cell>
          <table:table-cell table:style-name="ce1" table:formula="of:=AVERAGE([C4.C5:.C34])" office:value-type="float" office:value="0.4" calcext:value-type="float">
            <text:p>0,4</text:p>
          </table:table-cell>
          <table:table-cell table:style-name="ce15" table:formula="of:=AVERAGE([C4.D5:.D34])" office:value-type="float" office:value="14.7443997" calcext:value-type="float">
            <text:p>14,74439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13.9412112" calcext:value-type="float">
            <text:p>1013,9412112</text:p>
          </table:table-cell>
          <table:table-cell table:style-name="ce1" table:formula="of:=AVERAGE([C4.G5:.G34])" office:value-type="float" office:value="0.3" calcext:value-type="float">
            <text:p>0,3</text:p>
          </table:table-cell>
          <table:table-cell table:style-name="ce15" table:formula="of:=AVERAGE([C4.H5:.H34])" office:value-type="float" office:value="19.5296993" calcext:value-type="float">
            <text:p>19,52969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961.8679933" calcext:value-type="float">
            <text:p>961,8679933</text:p>
          </table:table-cell>
          <table:table-cell table:style-name="ce1" table:formula="of:=AVERAGE([C4.K5:.K34])" office:value-type="float" office:value="0.5" calcext:value-type="float">
            <text:p>0,5</text:p>
          </table:table-cell>
          <table:table-cell table:style-name="ce15" table:formula="of:=AVERAGE([C4.L5:.L34])" office:value-type="float" office:value="31.5964995" calcext:value-type="float">
            <text:p>31,5964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922.3638794" calcext:value-type="float">
            <text:p>922,3638794</text:p>
          </table:table-cell>
          <table:table-cell table:style-name="ce1" table:formula="of:=AVERAGE([C4.O5:.O34])" office:value-type="float" office:value="0.2" calcext:value-type="float">
            <text:p>0,2</text:p>
          </table:table-cell>
          <table:table-cell table:style-name="ce15" table:formula="of:=AVERAGE([C4.P5:.P34])" office:value-type="float" office:value="13.3914999" calcext:value-type="float">
            <text:p>13,391499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48.190491" calcext:value-type="float">
            <text:p>948,190491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06.00351" calcext:value-type="float">
            <text:p>1006,00351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991.609985" calcext:value-type="float">
            <text:p>991,60998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28.070984" calcext:value-type="float">
            <text:p>928,070984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94.8861107712187" calcext:value-type="float">
            <text:p>94,8861107712</text:p>
          </table:table-cell>
          <table:table-cell table:style-name="ce11" table:formula="of:=STDEV([C4.C5:.C34])" office:value-type="float" office:value="0.966091783079296" calcext:value-type="float">
            <text:p>0,9660917831</text:p>
          </table:table-cell>
          <table:table-cell table:style-name="ce16" table:formula="of:=STDEV([C4.D5:.D34])" office:value-type="float" office:value="35.7891605366709" calcext:value-type="float">
            <text:p>35,78916053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04.797883388369" calcext:value-type="float">
            <text:p>104,7978833884</text:p>
          </table:table-cell>
          <table:table-cell table:style-name="ce11" table:formula="of:=STDEV([C4.G5:.G34])" office:value-type="float" office:value="0.483045891539648" calcext:value-type="float">
            <text:p>0,4830458915</text:p>
          </table:table-cell>
          <table:table-cell table:style-name="ce16" table:formula="of:=STDEV([C4.H5:.H34])" office:value-type="float" office:value="32.0677268997903" calcext:value-type="float">
            <text:p>32,067726899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29.025603754601" calcext:value-type="float">
            <text:p>129,0256037546</text:p>
          </table:table-cell>
          <table:table-cell table:style-name="ce11" table:formula="of:=STDEV([C4.K5:.K34])" office:value-type="float" office:value="0.707106781186548" calcext:value-type="float">
            <text:p>0,7071067812</text:p>
          </table:table-cell>
          <table:table-cell table:style-name="ce16" table:formula="of:=STDEV([C4.L5:.L34])" office:value-type="float" office:value="69.0936858910945" calcext:value-type="float">
            <text:p>69,09368589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17.974194072167" calcext:value-type="float">
            <text:p>117,9741940722</text:p>
          </table:table-cell>
          <table:table-cell table:style-name="ce11" table:formula="of:=STDEV([C4.O5:.O34])" office:value-type="float" office:value="0.421637021355784" calcext:value-type="float">
            <text:p>0,4216370214</text:p>
          </table:table-cell>
          <table:table-cell table:style-name="ce16" table:formula="of:=STDEV([C4.P5:.P34])" office:value-type="float" office:value="32.7761895906244" calcext:value-type="float">
            <text:p>32,7761895906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956.824372975" calcext:value-type="float">
            <text:p>956,824372975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5" calcext:value-type="float">
            <text:p>0,3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9.8155246" calcext:value-type="float">
            <text:p>19,8155246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5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951.53222778" calcext:value-type="float">
            <text:p>951,53222778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0.24" calcext:value-type="float">
            <text:p>10,24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343.4790654" calcext:value-type="float">
            <text:p>343,4790654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number-columns-repeated="17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5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6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 table:number-rows-repeated="20"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989.8668884" calcext:value-type="float">
            <text:p>989,8668884</text:p>
          </table:table-cell>
          <table:table-cell table:style-name="ce1" table:formula="of:=AVERAGE([C6.W5:.W34])" office:value-type="float" office:value="12.1" calcext:value-type="float">
            <text:p>12,1</text:p>
          </table:table-cell>
          <table:table-cell table:style-name="ce15" table:formula="of:=AVERAGE([C6.X5:.X34])" office:value-type="float" office:value="440.3024262" calcext:value-type="float">
            <text:p>440,302426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969.763977" calcext:value-type="float">
            <text:p>969,763977</text:p>
          </table:table-cell>
          <table:table-cell table:style-name="ce1" table:formula="of:=MEDIAN([C6.W5:.W34])" office:value-type="float" office:value="2" calcext:value-type="float">
            <text:p>2</text:p>
          </table:table-cell>
          <table:table-cell table:style-name="ce15" table:formula="of:=MEDIAN([C6.X5:.X34])" office:value-type="float" office:value="141.1429975" calcext:value-type="float">
            <text:p>141,14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10.001939490113" calcext:value-type="float">
            <text:p>110,0019394901</text:p>
          </table:table-cell>
          <table:table-cell table:style-name="ce11" table:formula="of:=STDEV([C6.W5:.W34])" office:value-type="float" office:value="26.3668562993602" calcext:value-type="float">
            <text:p>26,3668562994</text:p>
          </table:table-cell>
          <table:table-cell table:style-name="ce16" table:formula="of:=STDEV([C6.X5:.X34])" office:value-type="float" office:value="751.679384924949" calcext:value-type="float">
            <text:p>751,6793849249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957.921337883333" calcext:value-type="float">
            <text:p>957,9213378833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0.55" calcext:value-type="float">
            <text:p>10,55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359.6162922" calcext:value-type="float">
            <text:p>359,6162922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4231" calcext:value-type="float">
            <text:p>144231</text:p>
          </table:table-cell>
          <table:table-cell office:value-type="float" office:value="888.207031" calcext:value-type="float">
            <text:p>888,207031</text:p>
          </table:table-cell>
          <table:table-cell office:value-type="float" office:value="2" calcext:value-type="float">
            <text:p>2</text:p>
          </table:table-cell>
          <table:table-cell office:value-type="float" office:value="134.128998" calcext:value-type="float">
            <text:p>134,128998</text:p>
          </table:table-cell>
          <table:table-cell office:value-type="float" office:value="144231" calcext:value-type="float">
            <text:p>144231</text:p>
          </table:table-cell>
          <table:table-cell office:value-type="float" office:value="830.468018" calcext:value-type="float">
            <text:p>830,468018</text:p>
          </table:table-cell>
          <table:table-cell office:value-type="float" office:value="4" calcext:value-type="float">
            <text:p>4</text:p>
          </table:table-cell>
          <table:table-cell office:value-type="float" office:value="595.10498" calcext:value-type="float">
            <text:p>595,10498</text:p>
          </table:table-cell>
          <table:table-cell office:value-type="float" office:value="144231" calcext:value-type="float">
            <text:p>144231</text:p>
          </table:table-cell>
          <table:table-cell office:value-type="float" office:value="791.049011" calcext:value-type="float">
            <text:p>791,049011</text:p>
          </table:table-cell>
          <table:table-cell office:value-type="float" office:value="3" calcext:value-type="float">
            <text:p>3</text:p>
          </table:table-cell>
          <table:table-cell office:value-type="float" office:value="578.273987" calcext:value-type="float">
            <text:p>578,273987</text:p>
          </table:table-cell>
          <table:table-cell office:value-type="float" office:value="144231" calcext:value-type="float">
            <text:p>144231</text:p>
          </table:table-cell>
          <table:table-cell office:value-type="float" office:value="974.03595" calcext:value-type="float">
            <text:p>974,03595</text:p>
          </table:table-cell>
          <table:table-cell office:value-type="float" office:value="6" calcext:value-type="float">
            <text:p>6</text:p>
          </table:table-cell>
          <table:table-cell office:value-type="float" office:value="325.75" calcext:value-type="float">
            <text:p>325,75</text:p>
          </table:table-cell>
          <table:table-cell office:value-type="float" office:value="144231" calcext:value-type="float">
            <text:p>144231</text:p>
          </table:table-cell>
          <table:table-cell office:value-type="float" office:value="808.213013" calcext:value-type="float">
            <text:p>808,213013</text:p>
          </table:table-cell>
          <table:table-cell office:value-type="float" office:value="3" calcext:value-type="float">
            <text:p>3</text:p>
          </table:table-cell>
          <table:table-cell office:value-type="float" office:value="192.856995" calcext:value-type="float">
            <text:p>192,856995</text:p>
          </table:table-cell>
          <table:table-cell office:value-type="float" office:value="144231" calcext:value-type="float">
            <text:p>144231</text:p>
          </table:table-cell>
          <table:table-cell office:value-type="float" office:value="990.275024" calcext:value-type="float">
            <text:p>990,275024</text:p>
          </table:table-cell>
          <table:table-cell office:value-type="float" office:value="4" calcext:value-type="float">
            <text:p>4</text:p>
          </table:table-cell>
          <table:table-cell office:value-type="float" office:value="374.263" calcext:value-type="float">
            <text:p>374,263</text:p>
          </table:table-cell>
          <table:table-cell office:value-type="float" office:value="144231" calcext:value-type="float">
            <text:p>144231</text:p>
          </table:table-cell>
          <table:table-cell office:value-type="float" office:value="1017.291992" calcext:value-type="float">
            <text:p>1017,291992</text:p>
          </table:table-cell>
          <table:table-cell office:value-type="float" office:value="6" calcext:value-type="float">
            <text:p>6</text:p>
          </table:table-cell>
          <table:table-cell office:value-type="float" office:value="580.101013" calcext:value-type="float">
            <text:p>580,101013</text:p>
          </table:table-cell>
        </table:table-row>
        <table:table-row table:style-name="ro1">
          <table:table-cell office:value-type="float" office:value="144411" calcext:value-type="float">
            <text:p>144411</text:p>
          </table:table-cell>
          <table:table-cell office:value-type="float" office:value="1113.477905" calcext:value-type="float">
            <text:p>1113,477905</text:p>
          </table:table-cell>
          <table:table-cell office:value-type="float" office:value="6" calcext:value-type="float">
            <text:p>6</text:p>
          </table:table-cell>
          <table:table-cell office:value-type="float" office:value="948.120972" calcext:value-type="float">
            <text:p>948,120972</text:p>
          </table:table-cell>
          <table:table-cell office:value-type="float" office:value="144411" calcext:value-type="float">
            <text:p>144411</text:p>
          </table:table-cell>
          <table:table-cell office:value-type="float" office:value="817.633972" calcext:value-type="float">
            <text:p>817,633972</text:p>
          </table:table-cell>
          <table:table-cell office:value-type="float" office:value="3" calcext:value-type="float">
            <text:p>3</text:p>
          </table:table-cell>
          <table:table-cell office:value-type="float" office:value="652.859985" calcext:value-type="float">
            <text:p>652,859985</text:p>
          </table:table-cell>
          <table:table-cell office:value-type="float" office:value="144411" calcext:value-type="float">
            <text:p>144411</text:p>
          </table:table-cell>
          <table:table-cell office:value-type="float" office:value="1111.338989" calcext:value-type="float">
            <text:p>1111,338989</text:p>
          </table:table-cell>
          <table:table-cell office:value-type="float" office:value="4" calcext:value-type="float">
            <text:p>4</text:p>
          </table:table-cell>
          <table:table-cell office:value-type="float" office:value="573.242004" calcext:value-type="float">
            <text:p>573,242004</text:p>
          </table:table-cell>
          <table:table-cell office:value-type="float" office:value="144411" calcext:value-type="float">
            <text:p>144411</text:p>
          </table:table-cell>
          <table:table-cell office:value-type="float" office:value="1041.04895" calcext:value-type="float">
            <text:p>1041,04895</text:p>
          </table:table-cell>
          <table:table-cell office:value-type="float" office:value="23" calcext:value-type="float">
            <text:p>23</text:p>
          </table:table-cell>
          <table:table-cell office:value-type="float" office:value="3470.995361" calcext:value-type="float">
            <text:p>3470,995361</text:p>
          </table:table-cell>
          <table:table-cell office:value-type="float" office:value="144411" calcext:value-type="float">
            <text:p>144411</text:p>
          </table:table-cell>
          <table:table-cell office:value-type="float" office:value="810.796021" calcext:value-type="float">
            <text:p>810,796021</text:p>
          </table:table-cell>
          <table:table-cell office:value-type="float" office:value="2" calcext:value-type="float">
            <text:p>2</text:p>
          </table:table-cell>
          <table:table-cell office:value-type="float" office:value="780.20105" calcext:value-type="float">
            <text:p>780,20105</text:p>
          </table:table-cell>
          <table:table-cell office:value-type="float" office:value="144411" calcext:value-type="float">
            <text:p>144411</text:p>
          </table:table-cell>
          <table:table-cell office:value-type="float" office:value="1010.893005" calcext:value-type="float">
            <text:p>1010,893005</text:p>
          </table:table-cell>
          <table:table-cell office:value-type="float" office:value="4" calcext:value-type="float">
            <text:p>4</text:p>
          </table:table-cell>
          <table:table-cell office:value-type="float" office:value="891.080994" calcext:value-type="float">
            <text:p>891,080994</text:p>
          </table:table-cell>
          <table:table-cell office:value-type="float" office:value="144411" calcext:value-type="float">
            <text:p>144411</text:p>
          </table:table-cell>
          <table:table-cell office:value-type="float" office:value="844.036011" calcext:value-type="float">
            <text:p>844,036011</text:p>
          </table:table-cell>
          <table:table-cell office:value-type="float" office:value="2" calcext:value-type="float">
            <text:p>2</text:p>
          </table:table-cell>
          <table:table-cell office:value-type="float" office:value="404.411987" calcext:value-type="float">
            <text:p>404,411987</text:p>
          </table:table-cell>
        </table:table-row>
        <table:table-row table:style-name="ro1">
          <table:table-cell office:value-type="float" office:value="144616" calcext:value-type="float">
            <text:p>144616</text:p>
          </table:table-cell>
          <table:table-cell office:value-type="float" office:value="1019.708008" calcext:value-type="float">
            <text:p>1019,708008</text:p>
          </table:table-cell>
          <table:table-cell office:value-type="float" office:value="5" calcext:value-type="float">
            <text:p>5</text:p>
          </table:table-cell>
          <table:table-cell office:value-type="float" office:value="386.699005" calcext:value-type="float">
            <text:p>386,699005</text:p>
          </table:table-cell>
          <table:table-cell office:value-type="float" office:value="144616" calcext:value-type="float">
            <text:p>144616</text:p>
          </table:table-cell>
          <table:table-cell office:value-type="float" office:value="930.45697" calcext:value-type="float">
            <text:p>930,45697</text:p>
          </table:table-cell>
          <table:table-cell office:value-type="float" office:value="3" calcext:value-type="float">
            <text:p>3</text:p>
          </table:table-cell>
          <table:table-cell office:value-type="float" office:value="1133.530029" calcext:value-type="float">
            <text:p>1133,530029</text:p>
          </table:table-cell>
          <table:table-cell office:value-type="float" office:value="144616" calcext:value-type="float">
            <text:p>144616</text:p>
          </table:table-cell>
          <table:table-cell office:value-type="float" office:value="1034.885986" calcext:value-type="float">
            <text:p>1034,885986</text:p>
          </table:table-cell>
          <table:table-cell office:value-type="float" office:value="3" calcext:value-type="float">
            <text:p>3</text:p>
          </table:table-cell>
          <table:table-cell office:value-type="float" office:value="1477.217896" calcext:value-type="float">
            <text:p>1477,217896</text:p>
          </table:table-cell>
          <table:table-cell office:value-type="float" office:value="144616" calcext:value-type="float">
            <text:p>144616</text:p>
          </table:table-cell>
          <table:table-cell office:value-type="float" office:value="838.141052" calcext:value-type="float">
            <text:p>838,141052</text:p>
          </table:table-cell>
          <table:table-cell office:value-type="float" office:value="25" calcext:value-type="float">
            <text:p>25</text:p>
          </table:table-cell>
          <table:table-cell office:value-type="float" office:value="2818.833008" calcext:value-type="float">
            <text:p>2818,833008</text:p>
          </table:table-cell>
          <table:table-cell office:value-type="float" office:value="144616" calcext:value-type="float">
            <text:p>144616</text:p>
          </table:table-cell>
          <table:table-cell office:value-type="float" office:value="1052.782959" calcext:value-type="float">
            <text:p>1052,782959</text:p>
          </table:table-cell>
          <table:table-cell office:value-type="float" office:value="7" calcext:value-type="float">
            <text:p>7</text:p>
          </table:table-cell>
          <table:table-cell office:value-type="float" office:value="954.059998" calcext:value-type="float">
            <text:p>954,059998</text:p>
          </table:table-cell>
          <table:table-cell office:value-type="float" office:value="144616" calcext:value-type="float">
            <text:p>144616</text:p>
          </table:table-cell>
          <table:table-cell office:value-type="float" office:value="780.934998" calcext:value-type="float">
            <text:p>780,934998</text:p>
          </table:table-cell>
          <table:table-cell office:value-type="float" office:value="10" calcext:value-type="float">
            <text:p>10</text:p>
          </table:table-cell>
          <table:table-cell office:value-type="float" office:value="1783.471069" calcext:value-type="float">
            <text:p>1783,471069</text:p>
          </table:table-cell>
          <table:table-cell office:value-type="float" office:value="144616" calcext:value-type="float">
            <text:p>144616</text:p>
          </table:table-cell>
          <table:table-cell office:value-type="float" office:value="1052.552002" calcext:value-type="float">
            <text:p>1052,552002</text:p>
          </table:table-cell>
          <table:table-cell office:value-type="float" office:value="3" calcext:value-type="float">
            <text:p>3</text:p>
          </table:table-cell>
          <table:table-cell office:value-type="float" office:value="228.695007" calcext:value-type="float">
            <text:p>228,695007</text:p>
          </table:table-cell>
        </table:table-row>
        <table:table-row table:style-name="ro1">
          <table:table-cell office:value-type="float" office:value="144756" calcext:value-type="float">
            <text:p>144756</text:p>
          </table:table-cell>
          <table:table-cell office:value-type="float" office:value="954.033997" calcext:value-type="float">
            <text:p>954,033997</text:p>
          </table:table-cell>
          <table:table-cell office:value-type="float" office:value="7" calcext:value-type="float">
            <text:p>7</text:p>
          </table:table-cell>
          <table:table-cell office:value-type="float" office:value="338.569977" calcext:value-type="float">
            <text:p>338,569977</text:p>
          </table:table-cell>
          <table:table-cell office:value-type="float" office:value="144756" calcext:value-type="float">
            <text:p>144756</text:p>
          </table:table-cell>
          <table:table-cell office:value-type="float" office:value="886.587952" calcext:value-type="float">
            <text:p>886,587952</text:p>
          </table:table-cell>
          <table:table-cell office:value-type="float" office:value="6" calcext:value-type="float">
            <text:p>6</text:p>
          </table:table-cell>
          <table:table-cell office:value-type="float" office:value="291.755981" calcext:value-type="float">
            <text:p>291,755981</text:p>
          </table:table-cell>
          <table:table-cell office:value-type="float" office:value="144756" calcext:value-type="float">
            <text:p>144756</text:p>
          </table:table-cell>
          <table:table-cell office:value-type="float" office:value="943.749023" calcext:value-type="float">
            <text:p>943,749023</text:p>
          </table:table-cell>
          <table:table-cell office:value-type="float" office:value="8" calcext:value-type="float">
            <text:p>8</text:p>
          </table:table-cell>
          <table:table-cell office:value-type="float" office:value="431.424011" calcext:value-type="float">
            <text:p>431,424011</text:p>
          </table:table-cell>
          <table:table-cell office:value-type="float" office:value="144756" calcext:value-type="float">
            <text:p>144756</text:p>
          </table:table-cell>
          <table:table-cell office:value-type="float" office:value="841.961975" calcext:value-type="float">
            <text:p>841,961975</text:p>
          </table:table-cell>
          <table:table-cell office:value-type="float" office:value="6" calcext:value-type="float">
            <text:p>6</text:p>
          </table:table-cell>
          <table:table-cell office:value-type="float" office:value="322.845978" calcext:value-type="float">
            <text:p>322,845978</text:p>
          </table:table-cell>
          <table:table-cell office:value-type="float" office:value="144756" calcext:value-type="float">
            <text:p>144756</text:p>
          </table:table-cell>
          <table:table-cell office:value-type="float" office:value="1152.819946" calcext:value-type="float">
            <text:p>1152,819946</text:p>
          </table:table-cell>
          <table:table-cell office:value-type="float" office:value="2" calcext:value-type="float">
            <text:p>2</text:p>
          </table:table-cell>
          <table:table-cell office:value-type="float" office:value="184.652008" calcext:value-type="float">
            <text:p>184,652008</text:p>
          </table:table-cell>
          <table:table-cell office:value-type="float" office:value="144756" calcext:value-type="float">
            <text:p>144756</text:p>
          </table:table-cell>
          <table:table-cell office:value-type="float" office:value="1052.666992" calcext:value-type="float">
            <text:p>1052,666992</text:p>
          </table:table-cell>
          <table:table-cell office:value-type="float" office:value="3" calcext:value-type="float">
            <text:p>3</text:p>
          </table:table-cell>
          <table:table-cell office:value-type="float" office:value="117.882004" calcext:value-type="float">
            <text:p>117,882004</text:p>
          </table:table-cell>
          <table:table-cell office:value-type="float" office:value="144756" calcext:value-type="float">
            <text:p>144756</text:p>
          </table:table-cell>
          <table:table-cell office:value-type="float" office:value="912.179993" calcext:value-type="float">
            <text:p>912,179993</text:p>
          </table:table-cell>
          <table:table-cell office:value-type="float" office:value="3" calcext:value-type="float">
            <text:p>3</text:p>
          </table:table-cell>
          <table:table-cell office:value-type="float" office:value="278.062012" calcext:value-type="float">
            <text:p>278,062012</text:p>
          </table:table-cell>
        </table:table-row>
        <table:table-row table:style-name="ro1">
          <table:table-cell office:value-type="float" office:value="144945" calcext:value-type="float">
            <text:p>144945</text:p>
          </table:table-cell>
          <table:table-cell office:value-type="float" office:value="955.705994" calcext:value-type="float">
            <text:p>955,705994</text:p>
          </table:table-cell>
          <table:table-cell office:value-type="float" office:value="3" calcext:value-type="float">
            <text:p>3</text:p>
          </table:table-cell>
          <table:table-cell office:value-type="float" office:value="322.265015" calcext:value-type="float">
            <text:p>322,265015</text:p>
          </table:table-cell>
          <table:table-cell office:value-type="float" office:value="144945" calcext:value-type="float">
            <text:p>144945</text:p>
          </table:table-cell>
          <table:table-cell office:value-type="float" office:value="953.467041" calcext:value-type="float">
            <text:p>953,467041</text:p>
          </table:table-cell>
          <table:table-cell office:value-type="float" office:value="4" calcext:value-type="float">
            <text:p>4</text:p>
          </table:table-cell>
          <table:table-cell office:value-type="float" office:value="665.072021" calcext:value-type="float">
            <text:p>665,072021</text:p>
          </table:table-cell>
          <table:table-cell office:value-type="float" office:value="144945" calcext:value-type="float">
            <text:p>144945</text:p>
          </table:table-cell>
          <table:table-cell office:value-type="float" office:value="1046.28894" calcext:value-type="float">
            <text:p>1046,28894</text:p>
          </table:table-cell>
          <table:table-cell office:value-type="float" office:value="5" calcext:value-type="float">
            <text:p>5</text:p>
          </table:table-cell>
          <table:table-cell office:value-type="float" office:value="305.253998" calcext:value-type="float">
            <text:p>305,253998</text:p>
          </table:table-cell>
          <table:table-cell office:value-type="float" office:value="144945" calcext:value-type="float">
            <text:p>144945</text:p>
          </table:table-cell>
          <table:table-cell office:value-type="float" office:value="867.968994" calcext:value-type="float">
            <text:p>867,968994</text:p>
          </table:table-cell>
          <table:table-cell office:value-type="float" office:value="3" calcext:value-type="float">
            <text:p>3</text:p>
          </table:table-cell>
          <table:table-cell office:value-type="float" office:value="214.360001" calcext:value-type="float">
            <text:p>214,360001</text:p>
          </table:table-cell>
          <table:table-cell office:value-type="float" office:value="144945" calcext:value-type="float">
            <text:p>144945</text:p>
          </table:table-cell>
          <table:table-cell office:value-type="float" office:value="1008.895996" calcext:value-type="float">
            <text:p>1008,895996</text:p>
          </table:table-cell>
          <table:table-cell office:value-type="float" office:value="5" calcext:value-type="float">
            <text:p>5</text:p>
          </table:table-cell>
          <table:table-cell office:value-type="float" office:value="377.609009" calcext:value-type="float">
            <text:p>377,609009</text:p>
          </table:table-cell>
          <table:table-cell office:value-type="float" office:value="144945" calcext:value-type="float">
            <text:p>144945</text:p>
          </table:table-cell>
          <table:table-cell office:value-type="float" office:value="873.53894" calcext:value-type="float">
            <text:p>873,53894</text:p>
          </table:table-cell>
          <table:table-cell office:value-type="float" office:value="4" calcext:value-type="float">
            <text:p>4</text:p>
          </table:table-cell>
          <table:table-cell office:value-type="float" office:value="246.571991" calcext:value-type="float">
            <text:p>246,571991</text:p>
          </table:table-cell>
          <table:table-cell office:value-type="float" office:value="144945" calcext:value-type="float">
            <text:p>144945</text:p>
          </table:table-cell>
          <table:table-cell office:value-type="float" office:value="877.565979" calcext:value-type="float">
            <text:p>877,565979</text:p>
          </table:table-cell>
          <table:table-cell office:value-type="float" office:value="3" calcext:value-type="float">
            <text:p>3</text:p>
          </table:table-cell>
          <table:table-cell office:value-type="float" office:value="396.442017" calcext:value-type="float">
            <text:p>396,442017</text:p>
          </table:table-cell>
        </table:table-row>
        <table:table-row table:style-name="ro1">
          <table:table-cell office:value-type="float" office:value="145236" calcext:value-type="float">
            <text:p>145236</text:p>
          </table:table-cell>
          <table:table-cell office:value-type="float" office:value="888.256042" calcext:value-type="float">
            <text:p>888,256042</text:p>
          </table:table-cell>
          <table:table-cell office:value-type="float" office:value="2" calcext:value-type="float">
            <text:p>2</text:p>
          </table:table-cell>
          <table:table-cell office:value-type="float" office:value="90.699997" calcext:value-type="float">
            <text:p>90,699997</text:p>
          </table:table-cell>
          <table:table-cell office:value-type="float" office:value="145236" calcext:value-type="float">
            <text:p>145236</text:p>
          </table:table-cell>
          <table:table-cell office:value-type="float" office:value="829.077026" calcext:value-type="float">
            <text:p>829,077026</text:p>
          </table:table-cell>
          <table:table-cell office:value-type="float" office:value="1" calcext:value-type="float">
            <text:p>1</text:p>
          </table:table-cell>
          <table:table-cell office:value-type="float" office:value="44.838001" calcext:value-type="float">
            <text:p>44,838001</text:p>
          </table:table-cell>
          <table:table-cell office:value-type="float" office:value="145236" calcext:value-type="float">
            <text:p>145236</text:p>
          </table:table-cell>
          <table:table-cell office:value-type="float" office:value="879.151001" calcext:value-type="float">
            <text:p>879,151001</text:p>
          </table:table-cell>
          <table:table-cell office:value-type="float" office:value="2" calcext:value-type="float">
            <text:p>2</text:p>
          </table:table-cell>
          <table:table-cell office:value-type="float" office:value="227.21701" calcext:value-type="float">
            <text:p>227,21701</text:p>
          </table:table-cell>
          <table:table-cell office:value-type="float" office:value="145236" calcext:value-type="float">
            <text:p>145236</text:p>
          </table:table-cell>
          <table:table-cell office:value-type="float" office:value="776.978027" calcext:value-type="float">
            <text:p>776,978027</text:p>
          </table:table-cell>
          <table:table-cell office:value-type="float" office:value="2" calcext:value-type="float">
            <text:p>2</text:p>
          </table:table-cell>
          <table:table-cell office:value-type="float" office:value="217.271011" calcext:value-type="float">
            <text:p>217,271011</text:p>
          </table:table-cell>
          <table:table-cell office:value-type="float" office:value="145236" calcext:value-type="float">
            <text:p>145236</text:p>
          </table:table-cell>
          <table:table-cell office:value-type="float" office:value="809.838989" calcext:value-type="float">
            <text:p>809,838989</text:p>
          </table:table-cell>
          <table:table-cell office:value-type="float" office:value="3" calcext:value-type="float">
            <text:p>3</text:p>
          </table:table-cell>
          <table:table-cell office:value-type="float" office:value="134.591003" calcext:value-type="float">
            <text:p>134,591003</text:p>
          </table:table-cell>
          <table:table-cell office:value-type="float" office:value="145236" calcext:value-type="float">
            <text:p>145236</text:p>
          </table:table-cell>
          <table:table-cell office:value-type="float" office:value="730.879028" calcext:value-type="float">
            <text:p>730,879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36" calcext:value-type="float">
            <text:p>145236</text:p>
          </table:table-cell>
          <table:table-cell office:value-type="float" office:value="927.573975" calcext:value-type="float">
            <text:p>927,573975</text:p>
          </table:table-cell>
          <table:table-cell office:value-type="float" office:value="4" calcext:value-type="float">
            <text:p>4</text:p>
          </table:table-cell>
          <table:table-cell office:value-type="float" office:value="215.177994" calcext:value-type="float">
            <text:p>215,177994</text:p>
          </table:table-cell>
        </table:table-row>
        <table:table-row table:style-name="ro1">
          <table:table-cell office:value-type="float" office:value="145618" calcext:value-type="float">
            <text:p>145618</text:p>
          </table:table-cell>
          <table:table-cell office:value-type="float" office:value="919.577026" calcext:value-type="float">
            <text:p>919,577026</text:p>
          </table:table-cell>
          <table:table-cell office:value-type="float" office:value="2" calcext:value-type="float">
            <text:p>2</text:p>
          </table:table-cell>
          <table:table-cell office:value-type="float" office:value="152.188995" calcext:value-type="float">
            <text:p>152,188995</text:p>
          </table:table-cell>
          <table:table-cell office:value-type="float" office:value="145618" calcext:value-type="float">
            <text:p>145618</text:p>
          </table:table-cell>
          <table:table-cell office:value-type="float" office:value="762.358032" calcext:value-type="float">
            <text:p>762,358032</text:p>
          </table:table-cell>
          <table:table-cell office:value-type="float" office:value="5" calcext:value-type="float">
            <text:p>5</text:p>
          </table:table-cell>
          <table:table-cell office:value-type="float" office:value="578.963013" calcext:value-type="float">
            <text:p>578,963013</text:p>
          </table:table-cell>
          <table:table-cell office:value-type="float" office:value="145618" calcext:value-type="float">
            <text:p>145618</text:p>
          </table:table-cell>
          <table:table-cell office:value-type="float" office:value="917.32196" calcext:value-type="float">
            <text:p>917,32196</text:p>
          </table:table-cell>
          <table:table-cell office:value-type="float" office:value="4" calcext:value-type="float">
            <text:p>4</text:p>
          </table:table-cell>
          <table:table-cell office:value-type="float" office:value="57.660995" calcext:value-type="float">
            <text:p>57,660995</text:p>
          </table:table-cell>
          <table:table-cell office:value-type="float" office:value="145618" calcext:value-type="float">
            <text:p>145618</text:p>
          </table:table-cell>
          <table:table-cell office:value-type="float" office:value="837.958008" calcext:value-type="float">
            <text:p>837,958008</text:p>
          </table:table-cell>
          <table:table-cell office:value-type="float" office:value="5" calcext:value-type="float">
            <text:p>5</text:p>
          </table:table-cell>
          <table:table-cell office:value-type="float" office:value="582.419983" calcext:value-type="float">
            <text:p>582,419983</text:p>
          </table:table-cell>
          <table:table-cell office:value-type="float" office:value="145618" calcext:value-type="float">
            <text:p>145618</text:p>
          </table:table-cell>
          <table:table-cell office:value-type="float" office:value="903.651001" calcext:value-type="float">
            <text:p>903,651001</text:p>
          </table:table-cell>
          <table:table-cell office:value-type="float" office:value="4" calcext:value-type="float">
            <text:p>4</text:p>
          </table:table-cell>
          <table:table-cell office:value-type="float" office:value="461.850983" calcext:value-type="float">
            <text:p>461,850983</text:p>
          </table:table-cell>
          <table:table-cell office:value-type="float" office:value="145618" calcext:value-type="float">
            <text:p>145618</text:p>
          </table:table-cell>
          <table:table-cell office:value-type="float" office:value="962.867004" calcext:value-type="float">
            <text:p>962,867004</text:p>
          </table:table-cell>
          <table:table-cell office:value-type="float" office:value="7" calcext:value-type="float">
            <text:p>7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145618" calcext:value-type="float">
            <text:p>145618</text:p>
          </table:table-cell>
          <table:table-cell office:value-type="float" office:value="944.563965" calcext:value-type="float">
            <text:p>944,563965</text:p>
          </table:table-cell>
          <table:table-cell office:value-type="float" office:value="3" calcext:value-type="float">
            <text:p>3</text:p>
          </table:table-cell>
          <table:table-cell office:value-type="float" office:value="179.841003" calcext:value-type="float">
            <text:p>179,841003</text:p>
          </table:table-cell>
        </table:table-row>
        <table:table-row table:style-name="ro1">
          <table:table-cell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office:value-type="float" office:value="878.250977" calcext:value-type="float">
            <text:p>878,250977</text:p>
          </table:table-cell>
          <table:table-cell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office:value-type="float" office:value="573.315002" calcext:value-type="float">
            <text:p>573,315002</text:p>
          </table:table-cell>
          <table:table-cell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office:value-type="float" office:value="801.939026" calcext:value-type="float">
            <text:p>801,939026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office:value-type="float" office:value="593.670044" calcext:value-type="float">
            <text:p>593,670044</text:p>
          </table:table-cell>
          <table:table-cell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office:value-type="float" office:value="407.520966" calcext:value-type="float">
            <text:p>407,520966</text:p>
          </table:table-cell>
          <table:table-cell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office:value-type="float" office:value="247.069" calcext:value-type="float">
            <text:p>247,069</text:p>
          </table:table-cell>
          <table:table-cell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office:value-type="float" office:value="564.205994" calcext:value-type="float">
            <text:p>564,205994</text:p>
          </table:table-cell>
        </table:table-row>
        <table:table-row table:style-name="ro1">
          <table:table-cell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office:value-type="float" office:value="67.685997" calcext:value-type="float">
            <text:p>67,685997</text:p>
          </table:table-cell>
          <table:table-cell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office:value-type="float" office:value="103.398003" calcext:value-type="float">
            <text:p>103,398003</text:p>
          </table:table-cell>
          <table:table-cell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office:value-type="float" office:value="373.498993" calcext:value-type="float">
            <text:p>373,498993</text:p>
          </table:table-cell>
          <table:table-cell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office:value-type="float" office:value="429.195007" calcext:value-type="float">
            <text:p>429,195007</text:p>
          </table:table-cell>
          <table:table-cell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office:value-type="float" office:value="133.548996" calcext:value-type="float">
            <text:p>133,548996</text:p>
          </table:table-cell>
          <table:table-cell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office:value-type="float" office:value="213.378998" calcext:value-type="float">
            <text:p>213,378998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 table:number-rows-repeated="20">
          <table:table-cell table:number-columns-repeated="2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46.1937987" calcext:value-type="float">
            <text:p>946,1937987</text:p>
          </table:table-cell>
          <table:table-cell table:style-name="ce1" table:formula="of:=AVERAGE([C7.C5:.C34])" office:value-type="float" office:value="3.7" calcext:value-type="float">
            <text:p>3,7</text:p>
          </table:table-cell>
          <table:table-cell table:style-name="ce15" table:formula="of:=AVERAGE([C7.D5:.D34])" office:value-type="float" office:value="344.1369928" calcext:value-type="float">
            <text:p>344,136992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872.6152038" calcext:value-type="float">
            <text:p>872,6152038</text:p>
          </table:table-cell>
          <table:table-cell table:style-name="ce1" table:formula="of:=AVERAGE([C7.G5:.G34])" office:value-type="float" office:value="3.4" calcext:value-type="float">
            <text:p>3,4</text:p>
          </table:table-cell>
          <table:table-cell table:style-name="ce15" table:formula="of:=AVERAGE([C7.H5:.H34])" office:value-type="float" office:value="476.783201" calcext:value-type="float">
            <text:p>476,78320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47.9698972" calcext:value-type="float">
            <text:p>947,9698972</text:p>
          </table:table-cell>
          <table:table-cell table:style-name="ce1" table:formula="of:=AVERAGE([C7.K5:.K34])" office:value-type="float" office:value="4.3" calcext:value-type="float">
            <text:p>4,3</text:p>
          </table:table-cell>
          <table:table-cell table:style-name="ce15" table:formula="of:=AVERAGE([C7.L5:.L34])" office:value-type="float" office:value="495.5991897" calcext:value-type="float">
            <text:p>495,59918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03.5203918" calcext:value-type="float">
            <text:p>903,5203918</text:p>
          </table:table-cell>
          <table:table-cell table:style-name="ce1" table:formula="of:=AVERAGE([C7.O5:.O34])" office:value-type="float" office:value="8.3" calcext:value-type="float">
            <text:p>8,3</text:p>
          </table:table-cell>
          <table:table-cell table:style-name="ce15" table:formula="of:=AVERAGE([C7.P5:.P34])" office:value-type="float" office:value="924.7978363" calcext:value-type="float">
            <text:p>924,797836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30.0421997" calcext:value-type="float">
            <text:p>930,0421997</text:p>
          </table:table-cell>
          <table:table-cell table:style-name="ce1" table:formula="of:=AVERAGE([C7.S5:.S34])" office:value-type="float" office:value="4.1" calcext:value-type="float">
            <text:p>4,1</text:p>
          </table:table-cell>
          <table:table-cell table:style-name="ce15" table:formula="of:=AVERAGE([C7.T5:.T34])" office:value-type="float" office:value="430.1926027" calcext:value-type="float">
            <text:p>430,192602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22.2830992" calcext:value-type="float">
            <text:p>922,2830992</text:p>
          </table:table-cell>
          <table:table-cell table:style-name="ce1" table:formula="of:=AVERAGE([C7.W5:.W34])" office:value-type="float" office:value="4.1" calcext:value-type="float">
            <text:p>4,1</text:p>
          </table:table-cell>
          <table:table-cell table:style-name="ce15" table:formula="of:=AVERAGE([C7.X5:.X34])" office:value-type="float" office:value="466.7239051" calcext:value-type="float">
            <text:p>466,72390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5.4526856" calcext:value-type="float">
            <text:p>925,4526856</text:p>
          </table:table-cell>
          <table:table-cell table:style-name="ce1" table:formula="of:=AVERAGE([C7.AA5:.AA34])" office:value-type="float" office:value="3.6" calcext:value-type="float">
            <text:p>3,6</text:p>
          </table:table-cell>
          <table:table-cell table:style-name="ce15" table:formula="of:=AVERAGE([C7.AB5:.AB34])" office:value-type="float" office:value="326.7720032" calcext:value-type="float">
            <text:p>326,772003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952.826996" calcext:value-type="float">
            <text:p>952,826996</text:p>
          </table:table-cell>
          <table:table-cell table:style-name="ce1" table:formula="of:=MEDIAN([C7.C5:.C34])" office:value-type="float" office:value="3" calcext:value-type="float">
            <text:p>3</text:p>
          </table:table-cell>
          <table:table-cell table:style-name="ce15" table:formula="of:=MEDIAN([C7.D5:.D34])" office:value-type="float" office:value="237.227005" calcext:value-type="float">
            <text:p>237,227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875.8034975" calcext:value-type="float">
            <text:p>875,8034975</text:p>
          </table:table-cell>
          <table:table-cell table:style-name="ce1" table:formula="of:=MEDIAN([C7.G5:.G34])" office:value-type="float" office:value="3.5" calcext:value-type="float">
            <text:p>3,5</text:p>
          </table:table-cell>
          <table:table-cell table:style-name="ce15" table:formula="of:=MEDIAN([C7.H5:.H34])" office:value-type="float" office:value="576.1390075" calcext:value-type="float">
            <text:p>576,13900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30.5354915" calcext:value-type="float">
            <text:p>930,5354915</text:p>
          </table:table-cell>
          <table:table-cell table:style-name="ce1" table:formula="of:=MEDIAN([C7.K5:.K34])" office:value-type="float" office:value="4" calcext:value-type="float">
            <text:p>4</text:p>
          </table:table-cell>
          <table:table-cell table:style-name="ce15" table:formula="of:=MEDIAN([C7.L5:.L34])" office:value-type="float" office:value="467.5934905" calcext:value-type="float">
            <text:p>467,59349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854.9654845" calcext:value-type="float">
            <text:p>854,9654845</text:p>
          </table:table-cell>
          <table:table-cell table:style-name="ce1" table:formula="of:=MEDIAN([C7.O5:.O34])" office:value-type="float" office:value="5.5" calcext:value-type="float">
            <text:p>5,5</text:p>
          </table:table-cell>
          <table:table-cell table:style-name="ce15" table:formula="of:=MEDIAN([C7.P5:.P34])" office:value-type="float" office:value="350.9164885" calcext:value-type="float">
            <text:p>350,91648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211029" calcext:value-type="float">
            <text:p>910,211029</text:p>
          </table:table-cell>
          <table:table-cell table:style-name="ce1" table:formula="of:=MEDIAN([C7.S5:.S34])" office:value-type="float" office:value="3.5" calcext:value-type="float">
            <text:p>3,5</text:p>
          </table:table-cell>
          <table:table-cell table:style-name="ce15" table:formula="of:=MEDIAN([C7.T5:.T34])" office:value-type="float" office:value="393.454987" calcext:value-type="float">
            <text:p>393,45498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18.2174985" calcext:value-type="float">
            <text:p>918,2174985</text:p>
          </table:table-cell>
          <table:table-cell table:style-name="ce1" table:formula="of:=MEDIAN([C7.W5:.W34])" office:value-type="float" office:value="4" calcext:value-type="float">
            <text:p>4</text:p>
          </table:table-cell>
          <table:table-cell table:style-name="ce15" table:formula="of:=MEDIAN([C7.X5:.X34])" office:value-type="float" office:value="246.8204955" calcext:value-type="float">
            <text:p>246,82049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19.876984" calcext:value-type="float">
            <text:p>919,876984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53.3785095" calcext:value-type="float">
            <text:p>253,378509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84.5667662872305" calcext:value-type="float">
            <text:p>84,5667662872</text:p>
          </table:table-cell>
          <table:table-cell table:style-name="ce11" table:formula="of:=STDEV([C7.C5:.C34])" office:value-type="float" office:value="2.11081869319834" calcext:value-type="float">
            <text:p>2,1108186932</text:p>
          </table:table-cell>
          <table:table-cell table:style-name="ce16" table:formula="of:=STDEV([C7.D5:.D34])" office:value-type="float" office:value="320.243991360373" calcext:value-type="float">
            <text:p>320,243991360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62.000271763962" calcext:value-type="float">
            <text:p>62,000271764</text:p>
          </table:table-cell>
          <table:table-cell table:style-name="ce11" table:formula="of:=STDEV([C7.G5:.G34])" office:value-type="float" office:value="1.95505043981536" calcext:value-type="float">
            <text:p>1,9550504398</text:p>
          </table:table-cell>
          <table:table-cell table:style-name="ce16" table:formula="of:=STDEV([C7.H5:.H34])" office:value-type="float" office:value="335.445992659422" calcext:value-type="float">
            <text:p>335,445992659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1.676268710555" calcext:value-type="float">
            <text:p>101,6762687106</text:p>
          </table:table-cell>
          <table:table-cell table:style-name="ce11" table:formula="of:=STDEV([C7.K5:.K34])" office:value-type="float" office:value="2.66874918683308" calcext:value-type="float">
            <text:p>2,6687491868</text:p>
          </table:table-cell>
          <table:table-cell table:style-name="ce16" table:formula="of:=STDEV([C7.L5:.L34])" office:value-type="float" office:value="424.28197058162" calcext:value-type="float">
            <text:p>424,28197058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98.2575970462191" calcext:value-type="float">
            <text:p>98,2575970462</text:p>
          </table:table-cell>
          <table:table-cell table:style-name="ce11" table:formula="of:=STDEV([C7.O5:.O34])" office:value-type="float" office:value="8.40700765895796" calcext:value-type="float">
            <text:p>8,407007659</text:p>
          </table:table-cell>
          <table:table-cell table:style-name="ce16" table:formula="of:=STDEV([C7.P5:.P34])" office:value-type="float" office:value="1187.13377012986" calcext:value-type="float">
            <text:p>1187,133770129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113.497788007242" calcext:value-type="float">
            <text:p>113,4977880072</text:p>
          </table:table-cell>
          <table:table-cell table:style-name="ce11" table:formula="of:=STDEV([C7.S5:.S34])" office:value-type="float" office:value="1.85292561462497" calcext:value-type="float">
            <text:p>1,8529256146</text:p>
          </table:table-cell>
          <table:table-cell table:style-name="ce16" table:formula="of:=STDEV([C7.T5:.T34])" office:value-type="float" office:value="259.872817616794" calcext:value-type="float">
            <text:p>259,872817616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38.021641822727" calcext:value-type="float">
            <text:p>138,0216418227</text:p>
          </table:table-cell>
          <table:table-cell table:style-name="ce11" table:formula="of:=STDEV([C7.W5:.W34])" office:value-type="float" office:value="2.7264140062238" calcext:value-type="float">
            <text:p>2,7264140062</text:p>
          </table:table-cell>
          <table:table-cell table:style-name="ce16" table:formula="of:=STDEV([C7.X5:.X34])" office:value-type="float" office:value="550.062835445754" calcext:value-type="float">
            <text:p>550,06283544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70.8175187473406" calcext:value-type="float">
            <text:p>70,8175187473</text:p>
          </table:table-cell>
          <table:table-cell table:style-name="ce11" table:formula="of:=STDEV([C7.AA5:.AA34])" office:value-type="float" office:value="1.64654520469713" calcext:value-type="float">
            <text:p>1,6465452047</text:p>
          </table:table-cell>
          <table:table-cell table:style-name="ce16" table:formula="of:=STDEV([C7.AB5:.AB34])" office:value-type="float" office:value="150.765734163721" calcext:value-type="float">
            <text:p>150,7657341637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1.153896571429" calcext:value-type="float">
            <text:p>921,1538965714</text:p>
          </table:table-cell>
          <table:table-cell table:formula="of:=STDEV([.B5:.B14];[.F5:.F14];[.J5:.J14];[.N5:.N14];[.R5:.R14];[.V5:.V14];[.Z5:.Z14])" office:value-type="float" office:value="97.2471274436663" calcext:value-type="float">
            <text:p>97,247127443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4.5" calcext:value-type="float">
            <text:p>4,5</text:p>
          </table:table-cell>
          <table:table-cell table:formula="of:=STDEV([.C5:.C14];[.G5:.G14];[.K5:.K14];[.O5:.O14];[.S5:.S14];[.W5:.W14];[.AA5:.AA14])" office:value-type="float" office:value="3.94068338074075" calcext:value-type="float">
            <text:p>3,940683380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95.000818685714" calcext:value-type="float">
            <text:p>495,0008186857</text:p>
          </table:table-cell>
          <table:table-cell table:formula="of:=STDEV([.D5:.D14];[.H5:.H14];[.L5:.L14];[.P5:.P14];[.T5:.T14];[.X5:.X14];[.AB5:.AB14])" office:value-type="float" office:value="567.04318508224" calcext:value-type="float">
            <text:p>567,043185082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2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 table:number-rows-repeated="20">
          <table:table-cell table:number-columns-repeated="3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55.9834961" calcext:value-type="float">
            <text:p>955,9834961</text:p>
          </table:table-cell>
          <table:table-cell table:style-name="ce1" table:formula="of:=AVERAGE([C8.C5:.C34])" office:value-type="float" office:value="39.8" calcext:value-type="float">
            <text:p>39,8</text:p>
          </table:table-cell>
          <table:table-cell table:style-name="ce15" table:formula="of:=AVERAGE([C8.D5:.D34])" office:value-type="float" office:value="1346.0026818" calcext:value-type="float">
            <text:p>1346,00268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95.331604" calcext:value-type="float">
            <text:p>995,331604</text:p>
          </table:table-cell>
          <table:table-cell table:style-name="ce1" table:formula="of:=AVERAGE([C8.G5:.G34])" office:value-type="float" office:value="35.5" calcext:value-type="float">
            <text:p>35,5</text:p>
          </table:table-cell>
          <table:table-cell table:style-name="ce15" table:formula="of:=AVERAGE([C8.H5:.H34])" office:value-type="float" office:value="3120.6137879" calcext:value-type="float">
            <text:p>3120,613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83.2238829" calcext:value-type="float">
            <text:p>983,2238829</text:p>
          </table:table-cell>
          <table:table-cell table:style-name="ce1" table:formula="of:=AVERAGE([C8.K5:.K34])" office:value-type="float" office:value="47.1" calcext:value-type="float">
            <text:p>47,1</text:p>
          </table:table-cell>
          <table:table-cell table:style-name="ce15" table:formula="of:=AVERAGE([C8.L5:.L34])" office:value-type="float" office:value="2427.1847228" calcext:value-type="float">
            <text:p>2427,184722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020.9554077" calcext:value-type="float">
            <text:p>1020,9554077</text:p>
          </table:table-cell>
          <table:table-cell table:style-name="ce1" table:formula="of:=AVERAGE([C8.O5:.O34])" office:value-type="float" office:value="18.2" calcext:value-type="float">
            <text:p>18,2</text:p>
          </table:table-cell>
          <table:table-cell table:style-name="ce15" table:formula="of:=AVERAGE([C8.P5:.P34])" office:value-type="float" office:value="1917.133765" calcext:value-type="float">
            <text:p>1917,13376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54.1874754" calcext:value-type="float">
            <text:p>954,1874754</text:p>
          </table:table-cell>
          <table:table-cell table:style-name="ce1" table:formula="of:=AVERAGE([C8.S5:.S34])" office:value-type="float" office:value="33.9" calcext:value-type="float">
            <text:p>33,9</text:p>
          </table:table-cell>
          <table:table-cell table:style-name="ce15" table:formula="of:=AVERAGE([C8.T5:.T34])" office:value-type="float" office:value="2315.5667632" calcext:value-type="float">
            <text:p>2315,566763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033.1200134" calcext:value-type="float">
            <text:p>1033,1200134</text:p>
          </table:table-cell>
          <table:table-cell table:style-name="ce1" table:formula="of:=AVERAGE([C8.W5:.W34])" office:value-type="float" office:value="41.2" calcext:value-type="float">
            <text:p>41,2</text:p>
          </table:table-cell>
          <table:table-cell table:style-name="ce15" table:formula="of:=AVERAGE([C8.X5:.X34])" office:value-type="float" office:value="1521.4997344" calcext:value-type="float">
            <text:p>1521,499734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034.1993896" calcext:value-type="float">
            <text:p>1034,1993896</text:p>
          </table:table-cell>
          <table:table-cell table:style-name="ce1" table:formula="of:=AVERAGE([C8.AA5:.AA34])" office:value-type="float" office:value="29.7" calcext:value-type="float">
            <text:p>29,7</text:p>
          </table:table-cell>
          <table:table-cell table:style-name="ce15" table:formula="of:=AVERAGE([C8.AB5:.AB34])" office:value-type="float" office:value="1481.4272353" calcext:value-type="float">
            <text:p>1481,42723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031.3662049" calcext:value-type="float">
            <text:p>1031,3662049</text:p>
          </table:table-cell>
          <table:table-cell table:style-name="ce1" table:formula="of:=AVERAGE([C8.AE5:.AE34])" office:value-type="float" office:value="39.6" calcext:value-type="float">
            <text:p>39,6</text:p>
          </table:table-cell>
          <table:table-cell table:style-name="ce15" table:formula="of:=AVERAGE([C8.AF5:.AF34])" office:value-type="float" office:value="1503.1309203" calcext:value-type="float">
            <text:p>1503,130920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6.5" calcext:value-type="float">
            <text:p>6,5</text:p>
          </table:table-cell>
          <table:table-cell table:style-name="ce15" table:formula="of:=MEDIAN([C8.D5:.D34])" office:value-type="float" office:value="988.448517" calcext:value-type="float">
            <text:p>988,44851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59.765991" calcext:value-type="float">
            <text:p>959,765991</text:p>
          </table:table-cell>
          <table:table-cell table:style-name="ce1" table:formula="of:=MEDIAN([C8.G5:.G34])" office:value-type="float" office:value="19.5" calcext:value-type="float">
            <text:p>19,5</text:p>
          </table:table-cell>
          <table:table-cell table:style-name="ce15" table:formula="of:=MEDIAN([C8.H5:.H34])" office:value-type="float" office:value="1521.3220825" calcext:value-type="float">
            <text:p>1521,32208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71.412964" calcext:value-type="float">
            <text:p>971,412964</text:p>
          </table:table-cell>
          <table:table-cell table:style-name="ce1" table:formula="of:=MEDIAN([C8.K5:.K34])" office:value-type="float" office:value="12.5" calcext:value-type="float">
            <text:p>12,5</text:p>
          </table:table-cell>
          <table:table-cell table:style-name="ce15" table:formula="of:=MEDIAN([C8.L5:.L34])" office:value-type="float" office:value="1913.174011" calcext:value-type="float">
            <text:p>1913,17401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070.301575" calcext:value-type="float">
            <text:p>1070,301575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1132.5250245" calcext:value-type="float">
            <text:p>1132,5250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36.6794735" calcext:value-type="float">
            <text:p>936,6794735</text:p>
          </table:table-cell>
          <table:table-cell table:style-name="ce1" table:formula="of:=MEDIAN([C8.S5:.S34])" office:value-type="float" office:value="10.5" calcext:value-type="float">
            <text:p>10,5</text:p>
          </table:table-cell>
          <table:table-cell table:style-name="ce15" table:formula="of:=MEDIAN([C8.T5:.T34])" office:value-type="float" office:value="1140.9579465" calcext:value-type="float">
            <text:p>1140,9579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041.4474485" calcext:value-type="float">
            <text:p>1041,4474485</text:p>
          </table:table-cell>
          <table:table-cell table:style-name="ce1" table:formula="of:=MEDIAN([C8.W5:.W34])" office:value-type="float" office:value="7.5" calcext:value-type="float">
            <text:p>7,5</text:p>
          </table:table-cell>
          <table:table-cell table:style-name="ce15" table:formula="of:=MEDIAN([C8.X5:.X34])" office:value-type="float" office:value="1579.4089355" calcext:value-type="float">
            <text:p>1579,4089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97.622467" calcext:value-type="float">
            <text:p>997,622467</text:p>
          </table:table-cell>
          <table:table-cell table:style-name="ce1" table:formula="of:=MEDIAN([C8.AA5:.AA34])" office:value-type="float" office:value="6.5" calcext:value-type="float">
            <text:p>6,5</text:p>
          </table:table-cell>
          <table:table-cell table:style-name="ce15" table:formula="of:=MEDIAN([C8.AB5:.AB34])" office:value-type="float" office:value="1255.309448" calcext:value-type="float">
            <text:p>1255,30944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020.123047" calcext:value-type="float">
            <text:p>1020,123047</text:p>
          </table:table-cell>
          <table:table-cell table:style-name="ce1" table:formula="of:=MEDIAN([C8.AE5:.AE34])" office:value-type="float" office:value="7" calcext:value-type="float">
            <text:p>7</text:p>
          </table:table-cell>
          <table:table-cell table:style-name="ce15" table:formula="of:=MEDIAN([C8.AF5:.AF34])" office:value-type="float" office:value="1245.579529" calcext:value-type="float">
            <text:p>1245,579529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89.7488595913485" calcext:value-type="float">
            <text:p>89,7488595913</text:p>
          </table:table-cell>
          <table:table-cell table:style-name="ce11" table:formula="of:=STDEV([C8.C5:.C34])" office:value-type="float" office:value="59.659776138441" calcext:value-type="float">
            <text:p>59,6597761384</text:p>
          </table:table-cell>
          <table:table-cell table:style-name="ce16" table:formula="of:=STDEV([C8.D5:.D34])" office:value-type="float" office:value="1140.0678263631" calcext:value-type="float">
            <text:p>1140,067826363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69.158904521079" calcext:value-type="float">
            <text:p>169,1589045211</text:p>
          </table:table-cell>
          <table:table-cell table:style-name="ce11" table:formula="of:=STDEV([C8.G5:.G34])" office:value-type="float" office:value="38.8823010293029" calcext:value-type="float">
            <text:p>38,8823010293</text:p>
          </table:table-cell>
          <table:table-cell table:style-name="ce16" table:formula="of:=STDEV([C8.H5:.H34])" office:value-type="float" office:value="3303.03962840029" calcext:value-type="float">
            <text:p>3303,03962840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90.8341975578883" calcext:value-type="float">
            <text:p>90,8341975579</text:p>
          </table:table-cell>
          <table:table-cell table:style-name="ce11" table:formula="of:=STDEV([C8.K5:.K34])" office:value-type="float" office:value="66.4336761991487" calcext:value-type="float">
            <text:p>66,4336761991</text:p>
          </table:table-cell>
          <table:table-cell table:style-name="ce16" table:formula="of:=STDEV([C8.L5:.L34])" office:value-type="float" office:value="2534.11561943151" calcext:value-type="float">
            <text:p>2534,11561943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44.579295819456" calcext:value-type="float">
            <text:p>144,5792958195</text:p>
          </table:table-cell>
          <table:table-cell table:style-name="ce11" table:formula="of:=STDEV([C8.O5:.O34])" office:value-type="float" office:value="38.7636714234117" calcext:value-type="float">
            <text:p>38,7636714234</text:p>
          </table:table-cell>
          <table:table-cell table:style-name="ce16" table:formula="of:=STDEV([C8.P5:.P34])" office:value-type="float" office:value="2750.65806441454" calcext:value-type="float">
            <text:p>2750,658064414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03.702900888527" calcext:value-type="float">
            <text:p>103,7029008885</text:p>
          </table:table-cell>
          <table:table-cell table:style-name="ce11" table:formula="of:=STDEV([C8.S5:.S34])" office:value-type="float" office:value="53.9432829718194" calcext:value-type="float">
            <text:p>53,9432829718</text:p>
          </table:table-cell>
          <table:table-cell table:style-name="ce16" table:formula="of:=STDEV([C8.T5:.T34])" office:value-type="float" office:value="3088.85566504603" calcext:value-type="float">
            <text:p>3088,85566504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95.0505436028758" calcext:value-type="float">
            <text:p>95,0505436029</text:p>
          </table:table-cell>
          <table:table-cell table:style-name="ce11" table:formula="of:=STDEV([C8.W5:.W34])" office:value-type="float" office:value="58.9044423904796" calcext:value-type="float">
            <text:p>58,9044423905</text:p>
          </table:table-cell>
          <table:table-cell table:style-name="ce16" table:formula="of:=STDEV([C8.X5:.X34])" office:value-type="float" office:value="1080.79601747782" calcext:value-type="float">
            <text:p>1080,79601747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85.197823122495" calcext:value-type="float">
            <text:p>185,1978231225</text:p>
          </table:table-cell>
          <table:table-cell table:style-name="ce11" table:formula="of:=STDEV([C8.AA5:.AA34])" office:value-type="float" office:value="42.3557683333818" calcext:value-type="float">
            <text:p>42,3557683334</text:p>
          </table:table-cell>
          <table:table-cell table:style-name="ce16" table:formula="of:=STDEV([C8.AB5:.AB34])" office:value-type="float" office:value="1029.30141472321" calcext:value-type="float">
            <text:p>1029,30141472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8.370620581161" calcext:value-type="float">
            <text:p>148,3706205812</text:p>
          </table:table-cell>
          <table:table-cell table:style-name="ce11" table:formula="of:=STDEV([C8.AE5:.AE34])" office:value-type="float" office:value="57.3589090241825" calcext:value-type="float">
            <text:p>57,3589090242</text:p>
          </table:table-cell>
          <table:table-cell table:style-name="ce16" table:formula="of:=STDEV([C8.AF5:.AF34])" office:value-type="float" office:value="1057.00691138931" calcext:value-type="float">
            <text:p>1057,0069113893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001.04593425" calcext:value-type="float">
            <text:p>1001,04593425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35.625" calcext:value-type="float">
            <text:p>35,6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954.0699513375" calcext:value-type="float">
            <text:p>1954,0699513375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 table:number-rows-repeated="20">
          <table:table-cell table:number-columns-repeated="3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37.4950868" calcext:value-type="float">
            <text:p>937,4950868</text:p>
          </table:table-cell>
          <table:table-cell table:style-name="ce1" table:formula="of:=AVERAGE([C9.C5:.C34])" office:value-type="float" office:value="22.3" calcext:value-type="float">
            <text:p>22,3</text:p>
          </table:table-cell>
          <table:table-cell table:style-name="ce15" table:formula="of:=AVERAGE([C9.D5:.D34])" office:value-type="float" office:value="2333.4788451" calcext:value-type="float">
            <text:p>2333,47884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881.6344116" calcext:value-type="float">
            <text:p>881,6344116</text:p>
          </table:table-cell>
          <table:table-cell table:style-name="ce1" table:formula="of:=AVERAGE([C9.G5:.G34])" office:value-type="float" office:value="18.5" calcext:value-type="float">
            <text:p>18,5</text:p>
          </table:table-cell>
          <table:table-cell table:style-name="ce15" table:formula="of:=AVERAGE([C9.H5:.H34])" office:value-type="float" office:value="2403.7031953" calcext:value-type="float">
            <text:p>2403,70319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55.0312867" calcext:value-type="float">
            <text:p>955,0312867</text:p>
          </table:table-cell>
          <table:table-cell table:style-name="ce1" table:formula="of:=AVERAGE([C9.K5:.K34])" office:value-type="float" office:value="20" calcext:value-type="float">
            <text:p>20</text:p>
          </table:table-cell>
          <table:table-cell table:style-name="ce15" table:formula="of:=AVERAGE([C9.L5:.L34])" office:value-type="float" office:value="2032.1144134" calcext:value-type="float">
            <text:p>2032,11441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01.8276122" calcext:value-type="float">
            <text:p>901,8276122</text:p>
          </table:table-cell>
          <table:table-cell table:style-name="ce1" table:formula="of:=AVERAGE([C9.O5:.O34])" office:value-type="float" office:value="20.8" calcext:value-type="float">
            <text:p>20,8</text:p>
          </table:table-cell>
          <table:table-cell table:style-name="ce15" table:formula="of:=AVERAGE([C9.P5:.P34])" office:value-type="float" office:value="2033.0072785" calcext:value-type="float">
            <text:p>2033,007278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54.8485228" calcext:value-type="float">
            <text:p>954,8485228</text:p>
          </table:table-cell>
          <table:table-cell table:style-name="ce1" table:formula="of:=AVERAGE([C9.S5:.S34])" office:value-type="float" office:value="11.1" calcext:value-type="float">
            <text:p>11,1</text:p>
          </table:table-cell>
          <table:table-cell table:style-name="ce15" table:formula="of:=AVERAGE([C9.T5:.T34])" office:value-type="float" office:value="2164.8555175" calcext:value-type="float">
            <text:p>2164,855517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25.4749083" calcext:value-type="float">
            <text:p>925,4749083</text:p>
          </table:table-cell>
          <table:table-cell table:style-name="ce1" table:formula="of:=AVERAGE([C9.W5:.W34])" office:value-type="float" office:value="24.1" calcext:value-type="float">
            <text:p>24,1</text:p>
          </table:table-cell>
          <table:table-cell table:style-name="ce15" table:formula="of:=AVERAGE([C9.X5:.X34])" office:value-type="float" office:value="3470.9725677" calcext:value-type="float">
            <text:p>3470,972567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864.0726073" calcext:value-type="float">
            <text:p>864,0726073</text:p>
          </table:table-cell>
          <table:table-cell table:style-name="ce1" table:formula="of:=AVERAGE([C9.AA5:.AA34])" office:value-type="float" office:value="14.8" calcext:value-type="float">
            <text:p>14,8</text:p>
          </table:table-cell>
          <table:table-cell table:style-name="ce15" table:formula="of:=AVERAGE([C9.AB5:.AB34])" office:value-type="float" office:value="1585.0190231" calcext:value-type="float">
            <text:p>1585,019023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01.1651003" calcext:value-type="float">
            <text:p>901,1651003</text:p>
          </table:table-cell>
          <table:table-cell table:style-name="ce1" table:formula="of:=AVERAGE([C9.AE5:.AE34])" office:value-type="float" office:value="21.7" calcext:value-type="float">
            <text:p>21,7</text:p>
          </table:table-cell>
          <table:table-cell table:style-name="ce15" table:formula="of:=AVERAGE([C9.AF5:.AF34])" office:value-type="float" office:value="1856.7362429" calcext:value-type="float">
            <text:p>1856,736242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07.0161011" calcext:value-type="float">
            <text:p>907,0161011</text:p>
          </table:table-cell>
          <table:table-cell table:style-name="ce1" table:formula="of:=AVERAGE([C9.AI5:.AI34])" office:value-type="float" office:value="18.8" calcext:value-type="float">
            <text:p>18,8</text:p>
          </table:table-cell>
          <table:table-cell table:style-name="ce15" table:formula="of:=AVERAGE([C9.AJ5:.AJ34])" office:value-type="float" office:value="2080.3240629" calcext:value-type="float">
            <text:p>2080,324062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887.1940005" calcext:value-type="float">
            <text:p>887,1940005</text:p>
          </table:table-cell>
          <table:table-cell table:style-name="ce1" table:formula="of:=MEDIAN([C9.C5:.C34])" office:value-type="float" office:value="8" calcext:value-type="float">
            <text:p>8</text:p>
          </table:table-cell>
          <table:table-cell table:style-name="ce15" table:formula="of:=MEDIAN([C9.D5:.D34])" office:value-type="float" office:value="1575.665405" calcext:value-type="float">
            <text:p>1575,6654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13.5930175" calcext:value-type="float">
            <text:p>913,5930175</text:p>
          </table:table-cell>
          <table:table-cell table:style-name="ce1" table:formula="of:=MEDIAN([C9.G5:.G34])" office:value-type="float" office:value="8.5" calcext:value-type="float">
            <text:p>8,5</text:p>
          </table:table-cell>
          <table:table-cell table:style-name="ce15" table:formula="of:=MEDIAN([C9.H5:.H34])" office:value-type="float" office:value="2043.625061" calcext:value-type="float">
            <text:p>2043,62506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33.9769895" calcext:value-type="float">
            <text:p>933,976989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151.444092" calcext:value-type="float">
            <text:p>1151,44409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06.9420165" calcext:value-type="float">
            <text:p>906,9420165</text:p>
          </table:table-cell>
          <table:table-cell table:style-name="ce1" table:formula="of:=MEDIAN([C9.O5:.O34])" office:value-type="float" office:value="7.5" calcext:value-type="float">
            <text:p>7,5</text:p>
          </table:table-cell>
          <table:table-cell table:style-name="ce15" table:formula="of:=MEDIAN([C9.P5:.P34])" office:value-type="float" office:value="1867.659607" calcext:value-type="float">
            <text:p>1867,65960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23.010986" calcext:value-type="float">
            <text:p>923,010986</text:p>
          </table:table-cell>
          <table:table-cell table:style-name="ce1" table:formula="of:=MEDIAN([C9.S5:.S34])" office:value-type="float" office:value="8.5" calcext:value-type="float">
            <text:p>8,5</text:p>
          </table:table-cell>
          <table:table-cell table:style-name="ce15" table:formula="of:=MEDIAN([C9.T5:.T34])" office:value-type="float" office:value="1889.282959" calcext:value-type="float">
            <text:p>1889,28295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18.1374815" calcext:value-type="float">
            <text:p>918,1374815</text:p>
          </table:table-cell>
          <table:table-cell table:style-name="ce1" table:formula="of:=MEDIAN([C9.W5:.W34])" office:value-type="float" office:value="13" calcext:value-type="float">
            <text:p>13</text:p>
          </table:table-cell>
          <table:table-cell table:style-name="ce15" table:formula="of:=MEDIAN([C9.X5:.X34])" office:value-type="float" office:value="2635.3095705" calcext:value-type="float">
            <text:p>2635,30957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880.75" calcext:value-type="float">
            <text:p>880,75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840.0286255" calcext:value-type="float">
            <text:p>1840,02862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890.0910035" calcext:value-type="float">
            <text:p>890,0910035</text:p>
          </table:table-cell>
          <table:table-cell table:style-name="ce1" table:formula="of:=MEDIAN([C9.AE5:.AE34])" office:value-type="float" office:value="5.5" calcext:value-type="float">
            <text:p>5,5</text:p>
          </table:table-cell>
          <table:table-cell table:style-name="ce15" table:formula="of:=MEDIAN([C9.AF5:.AF34])" office:value-type="float" office:value="1842.29834" calcext:value-type="float">
            <text:p>1842,2983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04.850464" calcext:value-type="float">
            <text:p>904,850464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632.33551" calcext:value-type="float">
            <text:p>1632,33551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06.953388286237" calcext:value-type="float">
            <text:p>106,9533882862</text:p>
          </table:table-cell>
          <table:table-cell table:style-name="ce11" table:formula="of:=STDEV([C9.C5:.C34])" office:value-type="float" office:value="36.7908503118189" calcext:value-type="float">
            <text:p>36,7908503118</text:p>
          </table:table-cell>
          <table:table-cell table:style-name="ce16" table:formula="of:=STDEV([C9.D5:.D34])" office:value-type="float" office:value="1938.63069517093" calcext:value-type="float">
            <text:p>1938,63069517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90.5886414184455" calcext:value-type="float">
            <text:p>90,5886414184</text:p>
          </table:table-cell>
          <table:table-cell table:style-name="ce11" table:formula="of:=STDEV([C9.G5:.G34])" office:value-type="float" office:value="24.5730204357001" calcext:value-type="float">
            <text:p>24,5730204357</text:p>
          </table:table-cell>
          <table:table-cell table:style-name="ce16" table:formula="of:=STDEV([C9.H5:.H34])" office:value-type="float" office:value="2037.87282825884" calcext:value-type="float">
            <text:p>2037,87282825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14.061546160854" calcext:value-type="float">
            <text:p>114,0615461609</text:p>
          </table:table-cell>
          <table:table-cell table:style-name="ce11" table:formula="of:=STDEV([C9.K5:.K34])" office:value-type="float" office:value="37.3957811048846" calcext:value-type="float">
            <text:p>37,3957811049</text:p>
          </table:table-cell>
          <table:table-cell table:style-name="ce16" table:formula="of:=STDEV([C9.L5:.L34])" office:value-type="float" office:value="2616.98601214747" calcext:value-type="float">
            <text:p>2616,986012147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92.9717007470147" calcext:value-type="float">
            <text:p>92,971700747</text:p>
          </table:table-cell>
          <table:table-cell table:style-name="ce11" table:formula="of:=STDEV([C9.O5:.O34])" office:value-type="float" office:value="37.7323910365263" calcext:value-type="float">
            <text:p>37,7323910365</text:p>
          </table:table-cell>
          <table:table-cell table:style-name="ce16" table:formula="of:=STDEV([C9.P5:.P34])" office:value-type="float" office:value="1028.14402561636" calcext:value-type="float">
            <text:p>1028,144025616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76.0380791430254" calcext:value-type="float">
            <text:p>76,038079143</text:p>
          </table:table-cell>
          <table:table-cell table:style-name="ce11" table:formula="of:=STDEV([C9.S5:.S34])" office:value-type="float" office:value="9.91575626073081" calcext:value-type="float">
            <text:p>9,9157562607</text:p>
          </table:table-cell>
          <table:table-cell table:style-name="ce16" table:formula="of:=STDEV([C9.T5:.T34])" office:value-type="float" office:value="1606.2243915951" calcext:value-type="float">
            <text:p>1606,224391595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86.3152058809058" calcext:value-type="float">
            <text:p>86,3152058809</text:p>
          </table:table-cell>
          <table:table-cell table:style-name="ce11" table:formula="of:=STDEV([C9.W5:.W34])" office:value-type="float" office:value="39.2441078379927" calcext:value-type="float">
            <text:p>39,244107838</text:p>
          </table:table-cell>
          <table:table-cell table:style-name="ce16" table:formula="of:=STDEV([C9.X5:.X34])" office:value-type="float" office:value="3056.52364939661" calcext:value-type="float">
            <text:p>3056,52364939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90.2221626922826" calcext:value-type="float">
            <text:p>90,2221626923</text:p>
          </table:table-cell>
          <table:table-cell table:style-name="ce11" table:formula="of:=STDEV([C9.AA5:.AA34])" office:value-type="float" office:value="24.4440404007012" calcext:value-type="float">
            <text:p>24,4440404007</text:p>
          </table:table-cell>
          <table:table-cell table:style-name="ce16" table:formula="of:=STDEV([C9.AB5:.AB34])" office:value-type="float" office:value="911.640062603837" calcext:value-type="float">
            <text:p>911,6400626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81.7944958880269" calcext:value-type="float">
            <text:p>81,794495888</text:p>
          </table:table-cell>
          <table:table-cell table:style-name="ce11" table:formula="of:=STDEV([C9.AE5:.AE34])" office:value-type="float" office:value="50.0578554163968" calcext:value-type="float">
            <text:p>50,0578554164</text:p>
          </table:table-cell>
          <table:table-cell table:style-name="ce16" table:formula="of:=STDEV([C9.AF5:.AF34])" office:value-type="float" office:value="1061.21242156919" calcext:value-type="float">
            <text:p>1061,2124215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57.2386206642822" calcext:value-type="float">
            <text:p>57,2386206643</text:p>
          </table:table-cell>
          <table:table-cell table:style-name="ce11" table:formula="of:=STDEV([C9.AI5:.AI34])" office:value-type="float" office:value="35.8880976864971" calcext:value-type="float">
            <text:p>35,8880976865</text:p>
          </table:table-cell>
          <table:table-cell table:style-name="ce16" table:formula="of:=STDEV([C9.AJ5:.AJ34])" office:value-type="float" office:value="1892.39738980344" calcext:value-type="float">
            <text:p>1892,3973898034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14.285070788889" calcext:value-type="float">
            <text:p>914,2850707889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19.1222222222222" calcext:value-type="float">
            <text:p>19,1222222222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17.80123848889" calcext:value-type="float">
            <text:p>2217,8012384889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57mm" svg:y="57.98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2" table:number-columns-repeated="2" table:default-cell-style-name="ce26"/>
        <table:table-column table:style-name="co12" table:default-cell-style-name="ce30"/>
        <table:table-row table:style-name="ro1">
          <table:table-cell table:style-name="Default" table:number-columns-repeated="7"/>
        </table:table-row>
        <table:table-row table:style-name="ro1">
          <table:table-cell table:style-name="ce23" office:value-type="string" calcext:value-type="string" table:number-columns-spanned="1" table:number-rows-spanned="2">
            <text:p>Number or UAVs</text:p>
          </table:table-cell>
          <table:table-cell table:style-name="ce21" office:value-type="string" calcext:value-type="string" table:number-columns-spanned="2" table:number-rows-spanned="1">
            <text:p>Initialization time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Number of stalls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Stall time</text:p>
          </table:table-cell>
          <table:covered-table-cell table:style-name="ce28"/>
        </table:table-row>
        <table:table-row table:style-name="ro1">
          <table:covered-table-cell/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94.5093078" calcext:value-type="float">
            <text:p>994,509308</text:p>
          </table:table-cell>
          <table:table-cell table:formula="of:=[C1.C40]" office:value-type="float" office:value="134.387028371325" calcext:value-type="float">
            <text:p>134,387028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C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C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16.5050476" calcext:value-type="float">
            <text:p>1016,505048</text:p>
          </table:table-cell>
          <table:table-cell table:formula="of:=[C2.C40]" office:value-type="float" office:value="114.174968182149" calcext:value-type="float">
            <text:p>114,17496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C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C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62.3243977" calcext:value-type="float">
            <text:p>962,324398</text:p>
          </table:table-cell>
          <table:table-cell table:formula="of:=[C3.C40]" office:value-type="float" office:value="108.812296021304" calcext:value-type="float">
            <text:p>108,812296</text:p>
          </table:table-cell>
          <table:table-cell table:formula="of:=[C3.$B$41]" office:value-type="float" office:value="0" calcext:value-type="float">
            <text:p>0,000000</text:p>
          </table:table-cell>
          <table:table-cell table:formula="of:=[C3.$C$41]" office:value-type="float" office:value="0" calcext:value-type="float">
            <text:p>0,000000</text:p>
          </table:table-cell>
          <table:table-cell table:formula="of:=[C3.$B$42]" office:value-type="float" office:value="0" calcext:value-type="float">
            <text:p>0,000000</text:p>
          </table:table-cell>
          <table:table-cell table:formula="of:=[C3.$C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956.824372975" calcext:value-type="float">
            <text:p>956,824373</text:p>
          </table:table-cell>
          <table:table-cell table:formula="of:=[C4.C40]" office:value-type="float" office:value="114.061301035127" calcext:value-type="float">
            <text:p>114,061301</text:p>
          </table:table-cell>
          <table:table-cell table:formula="of:=[C4.$B$41]" office:value-type="float" office:value="0.35" calcext:value-type="float">
            <text:p>0,350000</text:p>
          </table:table-cell>
          <table:table-cell table:formula="of:=[C4.$C$41]" office:value-type="float" office:value="0.662164283589457" calcext:value-type="float">
            <text:p>0,662164</text:p>
          </table:table-cell>
          <table:table-cell table:formula="of:=[C4.$B$42]" office:value-type="float" office:value="19.8155246" calcext:value-type="float">
            <text:p>19,815525</text:p>
          </table:table-cell>
          <table:table-cell table:formula="of:=[C4.$C$42]" office:value-type="float" office:value="43.9916504486855" calcext:value-type="float">
            <text:p>43,991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951.53222778" calcext:value-type="float">
            <text:p>951,532228</text:p>
          </table:table-cell>
          <table:table-cell table:formula="of:=[C5.C40]" office:value-type="float" office:value="338.66854589045" calcext:value-type="float">
            <text:p>338,668546</text:p>
          </table:table-cell>
          <table:table-cell table:formula="of:=[C5.$B$41]" office:value-type="float" office:value="10.24" calcext:value-type="float">
            <text:p>10,240000</text:p>
          </table:table-cell>
          <table:table-cell table:formula="of:=[C5.$C$41]" office:value-type="float" office:value="25.1621760195897" calcext:value-type="float">
            <text:p>25,162176</text:p>
          </table:table-cell>
          <table:table-cell table:formula="of:=[C5.$B$42]" office:value-type="float" office:value="343.4790654" calcext:value-type="float">
            <text:p>343,479065</text:p>
          </table:table-cell>
          <table:table-cell table:formula="of:=[C5.$C$42]" office:value-type="float" office:value="628.280412413759" calcext:value-type="float">
            <text:p>628,280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957.921337883333" calcext:value-type="float">
            <text:p>957,921338</text:p>
          </table:table-cell>
          <table:table-cell table:formula="of:=[C6.C40]" office:value-type="float" office:value="116.035054950937" calcext:value-type="float">
            <text:p>116,035055</text:p>
          </table:table-cell>
          <table:table-cell table:formula="of:=[C6.$B$41]" office:value-type="float" office:value="10.55" calcext:value-type="float">
            <text:p>10,550000</text:p>
          </table:table-cell>
          <table:table-cell table:formula="of:=[C6.$C$41]" office:value-type="float" office:value="24.9300207020249" calcext:value-type="float">
            <text:p>24,930021</text:p>
          </table:table-cell>
          <table:table-cell table:formula="of:=[C6.$B$42]" office:value-type="float" office:value="359.6162922" calcext:value-type="float">
            <text:p>359,616292</text:p>
          </table:table-cell>
          <table:table-cell table:formula="of:=[C6.$C$42]" office:value-type="float" office:value="606.978233633389" calcext:value-type="float">
            <text:p>606,9782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1.153896571429" calcext:value-type="float">
            <text:p>921,153897</text:p>
          </table:table-cell>
          <table:table-cell table:formula="of:=[C7.C40]" office:value-type="float" office:value="97.2471274436663" calcext:value-type="float">
            <text:p>97,247127</text:p>
          </table:table-cell>
          <table:table-cell table:formula="of:=[C7.$B$41]" office:value-type="float" office:value="4.5" calcext:value-type="float">
            <text:p>4,500000</text:p>
          </table:table-cell>
          <table:table-cell table:formula="of:=[C7.$C$41]" office:value-type="float" office:value="3.94068338074075" calcext:value-type="float">
            <text:p>3,940683</text:p>
          </table:table-cell>
          <table:table-cell table:formula="of:=[C7.$B$42]" office:value-type="float" office:value="495.000818685714" calcext:value-type="float">
            <text:p>495,000819</text:p>
          </table:table-cell>
          <table:table-cell table:formula="of:=[C7.$C$42]" office:value-type="float" office:value="567.04318508224" calcext:value-type="float">
            <text:p>567,043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01.04593425" calcext:value-type="float">
            <text:p>1001,045934</text:p>
          </table:table-cell>
          <table:table-cell table:formula="of:=[C8.C40]" office:value-type="float" office:value="131.087154308117" calcext:value-type="float">
            <text:p>131,087154</text:p>
          </table:table-cell>
          <table:table-cell table:formula="of:=[C8.$B$41]" office:value-type="float" office:value="35.625" calcext:value-type="float">
            <text:p>35,625000</text:p>
          </table:table-cell>
          <table:table-cell table:formula="of:=[C8.$C$41]" office:value-type="float" office:value="51.2421343145846" calcext:value-type="float">
            <text:p>51,242134</text:p>
          </table:table-cell>
          <table:table-cell table:formula="of:=[C8.$B$42]" office:value-type="float" office:value="1954.0699513375" calcext:value-type="float">
            <text:p>1954,069951</text:p>
          </table:table-cell>
          <table:table-cell table:formula="of:=[C8.$C$42]" office:value-type="float" office:value="2189.60466010085" calcext:value-type="float">
            <text:p>2189,604660</text:p>
          </table:table-cell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table:formula="of:=[C9.B40]" office:value-type="float" office:value="914.285070788889" calcext:value-type="float">
            <text:p>914,285071</text:p>
          </table:table-cell>
          <table:table-cell table:style-name="ce27" table:formula="of:=[C9.C40]" office:value-type="float" office:value="90.7590601188679" calcext:value-type="float">
            <text:p>90,759060</text:p>
          </table:table-cell>
          <table:table-cell table:style-name="ce27" table:formula="of:=[C9.$B$41]" office:value-type="float" office:value="19.1222222222222" calcext:value-type="float">
            <text:p>19,122222</text:p>
          </table:table-cell>
          <table:table-cell table:style-name="ce27" table:formula="of:=[C9.$C$41]" office:value-type="float" office:value="33.2794864702769" calcext:value-type="float">
            <text:p>33,279486</text:p>
          </table:table-cell>
          <table:table-cell table:style-name="ce27" table:formula="of:=[C9.$B$42]" office:value-type="float" office:value="2217.80123848889" calcext:value-type="float">
            <text:p>2217,801238</text:p>
          </table:table-cell>
          <table:table-cell table:style-name="ce31" table:formula="of:=[C9.$C$42]" office:value-type="float" office:value="1901.78391819716" calcext:value-type="float">
            <text:p>1901,783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6:07:35.7630977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0T16:33:02.642336573</dc:date>
    <meta:editing-duration>PT1H26M27S</meta:editing-duration>
    <meta:editing-cycles>24</meta:editing-cycles>
    <meta:document-statistic meta:table-count="10" meta:cell-count="27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subtitle svg:x="0cm" svg:y="0cm" chart:style-name="ch3">
          <text:p/>
        </chart:subtitle>
        <chart:plot-area chart:style-name="ch4" table:cell-range-address="'Data Overview'.A4:'Data Overview'.B12" chart:data-source-has-labels="column" svg:x="1.331cm" svg:y="1.275cm" svg:width="14.349cm" svg:height="6.564cm">
          <chartooo:coordinate-region svg:x="3.54cm" svg:y="1.474cm" svg:width="12.046cm" svg:height="5.718cm"/>
          <chart:axis chart:dimension="x" chart:name="primary-x" chart:style-name="ch5" chartooo:axis-type="auto">
            <chartooo:date-scale/>
            <chart:title svg:x="7.257cm" svg:y="8.019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268cm" chart:style-name="ch8">
              <text:p>Startup video time (ms)</text:p>
            </chart:title>
            <chart:grid chart:style-name="ch9" chart:class="major"/>
          </chart:axis>
          <chart:series chart:style-name="ch10" chart:values-cell-range-address="'Data Overview'.B4:'Data Overview'.B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994.5093078">
                <text:p>994.5093078</text:p>
                <draw:g>
                  <svg:desc>'Data Overview'.B4:'Data Overview'.B12</svg:desc>
                </draw:g>
              </table:table-cell>
              <table:table-cell office:value-type="float" office:value="134.387028371325">
                <text:p>134.387028371325</text:p>
                <draw:g>
                  <svg:desc>'Data Overview'.C4:'Data Overview'.C12</svg:desc>
                </draw:g>
              </table:table-cell>
              <table:table-cell office:value-type="float" office:value="134.387028371325">
                <text:p>134.387028371325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6.5050476">
                <text:p>1016.5050476</text:p>
              </table:table-cell>
              <table:table-cell office:value-type="float" office:value="114.174968182149">
                <text:p>114.174968182149</text:p>
              </table:table-cell>
              <table:table-cell office:value-type="float" office:value="114.174968182149">
                <text:p>114.1749681821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2.3243977">
                <text:p>962.3243977</text:p>
              </table:table-cell>
              <table:table-cell office:value-type="float" office:value="108.812296021304">
                <text:p>108.812296021304</text:p>
              </table:table-cell>
              <table:table-cell office:value-type="float" office:value="108.812296021304">
                <text:p>108.8122960213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6.824372975">
                <text:p>956.824372975</text:p>
              </table:table-cell>
              <table:table-cell office:value-type="float" office:value="114.061301035127">
                <text:p>114.061301035127</text:p>
              </table:table-cell>
              <table:table-cell office:value-type="float" office:value="114.061301035127">
                <text:p>114.0613010351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1.53222778">
                <text:p>951.53222778</text:p>
              </table:table-cell>
              <table:table-cell office:value-type="float" office:value="338.66854589045">
                <text:p>338.66854589045</text:p>
              </table:table-cell>
              <table:table-cell office:value-type="float" office:value="338.66854589045">
                <text:p>338.66854589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7.921337883333">
                <text:p>957.921337883333</text:p>
              </table:table-cell>
              <table:table-cell office:value-type="float" office:value="116.035054950937">
                <text:p>116.035054950937</text:p>
              </table:table-cell>
              <table:table-cell office:value-type="float" office:value="116.035054950937">
                <text:p>116.0350549509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1.153896571429">
                <text:p>921.153896571429</text:p>
              </table:table-cell>
              <table:table-cell office:value-type="float" office:value="97.2471274436663">
                <text:p>97.2471274436663</text:p>
              </table:table-cell>
              <table:table-cell office:value-type="float" office:value="97.2471274436663">
                <text:p>97.24712744366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1.04593425">
                <text:p>1001.04593425</text:p>
              </table:table-cell>
              <table:table-cell office:value-type="float" office:value="131.087154308117">
                <text:p>131.087154308117</text:p>
              </table:table-cell>
              <table:table-cell office:value-type="float" office:value="131.087154308117">
                <text:p>131.0871543081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14.285070788889">
                <text:p>914.285070788889</text:p>
              </table:table-cell>
              <table:table-cell office:value-type="float" office:value="90.7590601188679">
                <text:p>90.7590601188679</text:p>
              </table:table-cell>
              <table:table-cell office:value-type="float" office:value="90.7590601188679">
                <text:p>90.7590601188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subtitle svg:x="0cm" svg:y="0cm" chart:style-name="ch3">
          <text:p/>
        </chart:subtitle>
        <chart:plot-area chart:style-name="ch4" table:cell-range-address="'Data Overview'.A4:'Data Overview'.A12 'Data Overview'.D4:'Data Overview'.D12" chart:data-source-has-labels="column" svg:x="1.331cm" svg:y="1.275cm" svg:width="14.349cm" svg:height="6.564cm">
          <chartooo:coordinate-region svg:x="3.17cm" svg:y="1.474cm" svg:width="12.417cm" svg:height="5.718cm"/>
          <chart:axis chart:dimension="x" chart:name="primary-x" chart:style-name="ch5" chartooo:axis-type="auto">
            <chartooo:date-scale/>
            <chart:title svg:x="7.257cm" svg:y="8.019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506cm" chart:style-name="ch8">
              <text:p>Avg. Stall Count (all UAVs)</text:p>
            </chart:title>
            <chart:grid chart:style-name="ch9" chart:class="major"/>
          </chart:axis>
          <chart:series chart:style-name="ch10" chart:values-cell-range-address="'Data Overview'.D4:'Data Overview'.D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662164283589457">
                <text:p>0.662164283589457</text:p>
              </table:table-cell>
              <table:table-cell office:value-type="float" office:value="0.662164283589457">
                <text:p>0.6621642835894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24">
                <text:p>10.24</text:p>
              </table:table-cell>
              <table:table-cell office:value-type="float" office:value="25.1621760195897">
                <text:p>25.1621760195897</text:p>
              </table:table-cell>
              <table:table-cell office:value-type="float" office:value="25.1621760195897">
                <text:p>25.16217601958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55">
                <text:p>10.55</text:p>
              </table:table-cell>
              <table:table-cell office:value-type="float" office:value="24.9300207020249">
                <text:p>24.9300207020249</text:p>
              </table:table-cell>
              <table:table-cell office:value-type="float" office:value="24.9300207020249">
                <text:p>24.93002070202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3.94068338074075">
                <text:p>3.94068338074075</text:p>
              </table:table-cell>
              <table:table-cell office:value-type="float" office:value="3.94068338074075">
                <text:p>3.940683380740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.625">
                <text:p>35.625</text:p>
              </table:table-cell>
              <table:table-cell office:value-type="float" office:value="51.2421343145846">
                <text:p>51.2421343145846</text:p>
              </table:table-cell>
              <table:table-cell office:value-type="float" office:value="51.2421343145846">
                <text:p>51.24213431458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1222222222222">
                <text:p>19.1222222222222</text:p>
              </table:table-cell>
              <table:table-cell office:value-type="float" office:value="33.2794864702769">
                <text:p>33.2794864702769</text:p>
              </table:table-cell>
              <table:table-cell office:value-type="float" office:value="33.2794864702769">
                <text:p>33.2794864702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4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0cm" svg:y="0cm" chart:style-name="ch3">
          <text:p/>
        </chart:subtitle>
        <chart:plot-area chart:style-name="ch4" table:cell-range-address="'Data Overview'.A4:'Data Overview'.A12 'Data Overview'.F4:'Data Overview'.F12" chart:data-source-has-labels="column" svg:x="1.331cm" svg:y="1.275cm" svg:width="14.349cm" svg:height="6.564cm">
          <chartooo:coordinate-region svg:x="3.54cm" svg:y="1.474cm" svg:width="12.046cm" svg:height="5.718cm"/>
          <chart:axis chart:dimension="x" chart:name="primary-x" chart:style-name="ch5" chartooo:axis-type="auto">
            <chartooo:date-scale/>
            <chart:title svg:x="7.257cm" svg:y="8.019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4cm" chart:style-name="ch8">
              <text:p>Avg. Stall Time (all UAVs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8155246">
                <text:p>19.8155246</text:p>
              </table:table-cell>
              <table:table-cell office:value-type="float" office:value="43.9916504486855">
                <text:p>43.9916504486855</text:p>
              </table:table-cell>
              <table:table-cell office:value-type="float" office:value="43.9916504486855">
                <text:p>43.99165044868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3.4790654">
                <text:p>343.4790654</text:p>
              </table:table-cell>
              <table:table-cell office:value-type="float" office:value="628.280412413759">
                <text:p>628.280412413759</text:p>
              </table:table-cell>
              <table:table-cell office:value-type="float" office:value="628.280412413759">
                <text:p>628.2804124137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9.6162922">
                <text:p>359.6162922</text:p>
              </table:table-cell>
              <table:table-cell office:value-type="float" office:value="606.978233633389">
                <text:p>606.978233633389</text:p>
              </table:table-cell>
              <table:table-cell office:value-type="float" office:value="606.978233633389">
                <text:p>606.9782336333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5.000818685714">
                <text:p>495.000818685714</text:p>
              </table:table-cell>
              <table:table-cell office:value-type="float" office:value="567.04318508224">
                <text:p>567.04318508224</text:p>
              </table:table-cell>
              <table:table-cell office:value-type="float" office:value="567.04318508224">
                <text:p>567.043185082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54.0699513375">
                <text:p>1954.0699513375</text:p>
              </table:table-cell>
              <table:table-cell office:value-type="float" office:value="2189.60466010085">
                <text:p>2189.60466010085</text:p>
              </table:table-cell>
              <table:table-cell office:value-type="float" office:value="2189.60466010085">
                <text:p>2189.604660100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17.80123848889">
                <text:p>2217.80123848889</text:p>
              </table:table-cell>
              <table:table-cell office:value-type="float" office:value="1901.78391819716">
                <text:p>1901.78391819716</text:p>
              </table:table-cell>
              <table:table-cell office:value-type="float" office:value="1901.78391819716">
                <text:p>1901.783918197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